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133cm"/>
    </style:style>
    <style:style style:name="co10" style:family="table-column">
      <style:table-column-properties fo:break-before="auto" style:column-width="4.355cm"/>
    </style:style>
    <style:style style:name="co12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13" style:family="table-column">
      <style:table-column-properties fo:break-before="auto" style:column-width="9.324cm"/>
    </style:style>
    <style:style style:name="co14" style:family="table-column">
      <style:table-column-properties fo:break-before="auto" style:column-width="3.745cm"/>
    </style:style>
    <style:style style:name="co15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6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office:value-type="string">
            <text:p>labels</text:p>
          </table:table-cell>
          <table:table-cell office:value-type="string">
            <text:p>24_port_patch_text.otg</text:p>
          </table:table-cell>
          <table:table-cell/>
          <table:table-cell office:value-type="string">
            <text:p>Topa Zoltán</text:p>
          </table:table-cell>
          <table:table-cell office:value-type="string">
            <text:p>zoltan.topa@formula-ups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nother-poppy.otp</text:p>
          </table:table-cell>
          <table:table-cell table:number-columns-repeated="4"/>
          <table:table-cell table:style-name="ce3" office:value-type="string">
            <text:p>http://art.gnome.org/backgrounds/abstract/260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quariu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elegan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trus-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ields-of-peace.otp</text:p>
          </table:table-cell>
          <table:table-cell table:number-columns-repeated="4"/>
          <table:table-cell table:style-name="ce3"/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resh-morning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wing-rectang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olthi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-concentra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ish-wallpap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ebius-strip.otp</text:p>
          </table:table-cell>
          <table:table-cell table:number-columns-repeated="3"/>
          <table:table-cell office:value-type="string">
            <text:p>CC 2</text:p>
          </table:table-cell>
          <table:table-cell office:value-type="string">
            <text:p>http://art.gnome.org/backgrounds/abstract/23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re-green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urchenko.deviantart.com/art/More-GREEN-8090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0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3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4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5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6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7.otp</text:p>
          </table:table-cell>
          <table:table-cell/>
          <table:table-cell table:style-name="ce5"/>
          <table:table-cell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8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9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edi.otp</text:p>
          </table:table-cell>
          <table:table-cell/>
          <table:table-cell table:style-name="ce5"/>
          <table:table-cell/>
          <table:table-cell office:value-type="string">
            <text:p>CC 3</text:p>
          </table:table-cell>
          <table:table-cell office:value-type="string">
            <text:p>http://dianita89.deviantart.com/art/Sedi-60799398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personal</text:p>
          </table:table-cell>
          <table:table-cell office:value-type="string">
            <text:p>szivesoldal.otg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ccer-pitch.otg</text:p>
          </table:table-cell>
          <table:table-cell/>
          <table:table-cell table:style-name="ce5"/>
          <table:table-cell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ccer-practice-template.ott</text:p>
          </table:table-cell>
          <table:table-cell/>
          <table:table-cell table:style-name="ce5"/>
          <table:table-cell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Yellow_Pad_Legal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White_Notebook Paper_legal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 table:number-rows-repeated="9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5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5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5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table:style-name="Default" office:value-type="string">
            <text:p>Week_at_a_glance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table:style-name="Default" office:value-type="string">
            <text:p>Shopping_List.ott</text:p>
          </table:table-cell>
          <table:table-cell table:number-columns-repeated="3"/>
          <table:table-cell office:value-type="string">
            <text:p>BSD</text:p>
          </table:table-cell>
          <table:table-cell/>
          <table:table-cell office:value-type="string">
            <text:p>Templates site</text:p>
          </table:table-cell>
          <table:table-cell table:number-columns-repeated="248"/>
        </table:table-row>
        <table:table-row table:style-name="ro1" table:number-rows-repeated="648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T_tarsasagi_szerzodes_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N12209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megold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SO_2859-1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inell-kemenysegmer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Idomszer_tervezo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offimisc</text:p>
          </table:table-cell>
          <table:table-cell office:value-type="string">
            <text:p>uzletihirlevel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offimisc</text:p>
          </table:table-cell>
          <table:table-cell office:value-type="string">
            <text:p>sajtokozlemeny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derncegeshirujsag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rtdecofejlec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izalmasjavaslat.od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essze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osztalynevsor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napiterv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artdeco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formazott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irogep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oslevelklasszikus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metuzletilev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rmalfax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asszikusbizonyitvany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arginalishirujsag.ott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4-esborito.otg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4-esborito2.otg</text:p>
          </table:table-cell>
          <table:table-cell/>
          <table:table-cell table:style-name="ce5" office:value-type="string">
            <text:p>Barta Károly</text:p>
          </table:table-cell>
          <table:table-cell/>
          <table:table-cell office:value-type="string">
            <text:p>GPL</text:p>
          </table:table-cell>
          <table:table-cell office:value-type="string">
            <text:p>http://brtkr.extra.hu/iroda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5-osborito.otg</text:p>
          </table:table-cell>
          <table:table-cell table:number-columns-repeated="254"/>
        </table:table-row>
        <table:table-row table:style-name="ro1" table:number-rows-repeated="653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r.ots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urriculum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lettera_legale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chedaCarburante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Lettera_Formale_Stile_Macchina_Da_Scrivere1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orsa_OOo.ots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xPersonale.ott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table:style-name="Default"/>
          <table:table-cell table:style-name="Default" office:value-type="string">
            <text:p>Templates site</text:p>
          </table:table-cell>
          <table:table-cell table:style-name="Default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teczka_opis.otg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wyroznienie.ott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przedszkolak1.ott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absolwent_na_6.ott</text:p>
          </table:table-cell>
          <table:table-cell table:style-name="Default" table:number-columns-repeated="3"/>
          <table:table-cell table:style-name="Default" office:value-type="string">
            <text:p>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x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x_001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lender.ott</text:p>
          </table:table-cell>
          <table:table-cell table:style-name="Default" table:number-columns-repeated="3"/>
          <table:table-cell table:style-name="Default" office:value-type="string">
            <text:p>BSD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Giziroku.ott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table:style-name="Default" office:value-type="string">
            <text:p>Templates site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2011.02.19</text:date>, <text:time>08:45:0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5</meta:generator>
    <meta:creation-date>2007-04-25T07:50:52</meta:creation-date>
    <dc:date>2011-02-19T08:45:08</dc:date>
    <meta:editing-cycles>277</meta:editing-cycles>
    <meta:editing-duration>P1DT2H23M46S</meta:editing-duration>
    <dc:creator>Kami </dc:creator>
    <meta:document-statistic meta:table-count="17" meta:cell-count="15139" meta:object-count="0"/>
    <meta:user-defined meta:name="Info 1"/>
    <meta:user-defined meta:name="Info 2"/>
    <meta:user-defined meta:name="Info 3"/>
    <meta:user-defined meta:name="Info 4"/>
  </office:meta>
</office:document-meta>
</file>